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3.256cm" loext:decorative="false"/>
      <style:paragraph-properties style:writing-mode="lr-tb"/>
    </style:style>
    <style:style style:name="pr6" style:family="presentation" style:parent-style-name="Default-outline1">
      <style:graphic-properties fo:min-height="13.609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2.322cm" loext:decorative="false"/>
      <style:paragraph-properties style:writing-mode="lr-tb"/>
    </style:style>
    <style:style style:name="pr8" style:family="presentation" style:parent-style-name="Default-title">
      <style:graphic-properties fo:min-height="5.065cm" loext:decorative="false"/>
      <style:paragraph-properties style:writing-mode="lr-tb"/>
    </style:style>
    <style:style style:name="pr9" style:family="presentation" style:parent-style-name="Default-outline1">
      <style:graphic-properties fo:min-height="13.61cm" loext:decorative="false"/>
      <style:paragraph-properties style:writing-mode="lr-tb"/>
    </style:style>
    <style:style style:name="pr10" style:family="presentation" style:parent-style-name="Default-outline1">
      <style:graphic-properties fo:min-height="11.93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text-properties fo:font-size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0.5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top="0.42cm" fo:margin-bottom="0.35cm"/>
    </style:style>
    <style:style style:name="P14" style:family="paragraph">
      <style:text-properties fo:font-size="10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paragraph-properties fo:margin-left="0cm" fo:margin-right="0cm" fo:margin-top="0cm" fo:margin-bottom="0.3cm" fo:text-indent="0cm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ffffff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ent is in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know the insertion order 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<text:s/>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13"><text:span text:style-name="T1">Upper Bound Wildcard -- Upper Bounded Wildcards: List&lt;? extends Number&gt; – represents a list of Number or its subtypes (for instance, Double or Integer).</text:span></text:p>
                <text:list>
                  <text:list-item>
                    <text:p><text:span text:style-name="T1">Allows the use of list that are different subtypes ( ex. Integer )</text:span></text:p>
                  </text:list-item>
                </text:list>
              </text:list-item>
              <text:list-item>
                <text:p text:style-name="P13"><text:span text:style-name="T4">Lower Bounded Wildcards: List&lt;? super Integer&gt; – represents a list of Integer or its super types, Number, and Object</text:span></text:p>
                <text:list>
                  <text:list-item>
                    <text:p><text:span text:style-name="T4">Allow restriction of what is supported ( support decimal number, but only integers )</text:span></text:p>
                  </text:list-item>
                </text:list>
              </text:list-item>
              <text:list-item>
                <text:p text:style-name="P13"><text:span text:style-name="T4">Unbounded Type Parameter: List&lt;T&gt; represents a list of type T</text:span></text:p>
              </text:list-item>
              <text:list-item>
                <text:p text:style-name="P13"><text:span text:style-name="T4">Bounded Type Parameter: List&lt;T extends Number &amp; Comparable&gt; represents a list of Number or its subtypes such as Integer and Double that implement the Comparable interface</text:span></text:p>
              </text:list-item>
              <text:list-item>
                <text:p text:style-name="P13"><text:span text:style-name="T4">Unbounded Wildcards: List&lt;?&gt; – represents a list of any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4" draw:layer="layout" svg:width="25.199cm" svg:height="15.764cm" svg:x="1.471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  <text:list>
                  <text:list-item>
                    <text:p><text:span text:style-name="T7">public &lt;T extends Animal&gt; T takeThing(ArrayList&lt;T&gt; list)</text:span></text:p>
                    <text:list>
                      <text:list-item>
                        <text:p><text:span text:style-name="T7">can refer to T in the metho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 -- The unknown wildcard.</text:span></text:p>
                  </text:list-item>
                  <text:list-item>
                    <text:p><text:span text:style-name="T7">Collection&lt;?&gt; means collection of unknown type and the elements can only be read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the actual type only its an objec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778cm" svg:y="5.191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compile time and forgotten at run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original <text:s/>value</text:span></text:p>
                            <text:list>
                              <text:list-item>
                                <text:p><text:span text:style-name="T1">Different → failed and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6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6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7"><text:span text:style-name="T4">Some allow duplicate keys while other don't</text:span></text:p>
                  </text:list-item>
                  <text:list-item>
                    <text:p text:style-name="P17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7"><text:span text:style-name="T7">Has natural ordering if it has implement java.lang.Comparable</text:span></text:p>
                  </text:list-item>
                  <text:list-item>
                    <text:p text:style-name="P17"><text:span text:style-name="T7">The CompareTo is referred to as its natural comparison method</text:span></text:p>
                  </text:list-item>
                  <text:list-item>
                    <text:p text:style-name="P17"><text:span text:style-name="T7">Class with natural Ordering </text:span></text:p>
                    <text:list>
                      <text:list-item>
                        <text:p text:style-name="P17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7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4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  <text:list>
                      <text:list-item>
                        <text:p><text:span text:style-name="T1">Synchronized – Iterate through the whole collection and be sure that nothing changes while iterating</text:span></text:p>
                      </text:list-item>
                      <text:list-item>
                        <text:p><text:span text:style-name="T1">Concurrent used when multiple threads are reading and writing to a collection and want to preform read and writes as fast as we can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Factori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instances of collections and maps with small numbers of elements</text:span></text:p>
              </text:list-item>
              <text:list-item>
                <text:p><text:span text:style-name="T1">Available for List, Set, Map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t&lt;String&gt; sets = Set.of(“a”, “b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68DT8H12M10S</meta:editing-duration>
    <meta:editing-cycles>85</meta:editing-cycles>
    <meta:generator>LibreOffice/24.2.1.2$MacOSX_AARCH64 LibreOffice_project/db4def46b0453cc22e2d0305797cf981b68ef5ac</meta:generator>
    <dc:date>2024-06-28T11:39:39.474130185</dc:date>
    <meta:document-statistic meta:object-count="101"/>
  </office:meta>
</office:document-meta>
</file>